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0eaaf6"/>
    </style:style>
    <style:style style:name="T1" style:family="text">
      <style:text-properties officeooo:rsid="000eaaf6"/>
    </style:style>
    <style:style style:name="T2" style:family="text">
      <style:text-properties fo:font-variant="normal" fo:text-transform="none" fo:color="#26282a" fo:letter-spacing="normal"/>
    </style:style>
    <style:style style:name="T3" style:family="text">
      <style:text-properties style:font-name="Liberation Serif1" officeooo:rsid="000eaaf6"/>
    </style:style>
    <style:style style:name="T4" style:family="text">
      <style:text-properties officeooo:rsid="000fdca2"/>
    </style:style>
    <style:style style:name="T5" style:family="text">
      <style:text-properties officeooo:rsid="00112b8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ola bienvenido a esta <text:span text:style-name="T1">nueva </text:span>lección en la que hablaremos sobre los <text:span text:style-name="T1">últimos</text:span> conjuntos de <text:span text:style-name="T1">números</text:span>, y el primero que veremos en esta <text:span text:style-name="T1">ocasión</text:span> sera el conjunto de <text:span text:style-name="T1">números</text:span> racionales ¿Que es un numero racional?, es un numero que se puede expresarse como una fracción, a/b siempre y cuando el denominador no sea 0 y ambos denominador y numerador, sean <text:span text:style-name="T1">números</text:span> enteros,<text:span text:style-name="T1">esta</text:span> denotado en lenguaje <text:span text:style-name="T1">matemático</text:span> por un <text:span text:style-name="T1">símbolo</text:span> parecido a la letra Q, y se <text:span text:style-name="T1">definiría</text:span> de esta manera Q={x|x=a/b, b <text:span text:style-name="T2">≠</text:span> <text:s/>0, a,b <text:span text:style-name="T3">ϵ</text:span> Z}</text:p>
      <text:p text:style-name="P1">ademas algo importante, es que se toma como numero racional al numero que no tiene factores</text:p>
      <text:p text:style-name="P1">comunes, pongo un ejemplo muy claro 24/42 puede expresarse como 4/7 por lo que el numero </text:p>
      <text:p text:style-name="P2">racional es el 4/7 no el 24/42. <text:span text:style-name="T1">A</text:span>ntes <text:span text:style-name="T1">de seguir</text:span> hay que aclarar <text:span text:style-name="T1">que </text:span>una <text:span text:style-name="T1">fracción</text:span> es una división, de el numerador entre el denominador,Esta <text:span text:style-name="T1">definición</text:span> da lugar a tres casos, y el primer caso es donde esa <text:span text:style-name="T1">división</text:span> no tiene decimales, como por ejemplo 9/3 que es 3, o 10/2 que es 5 un numero sin decimales.</text:p>
      <text:p text:style-name="P1">El segundo caso es cuando si tiene decimales pero estos son finitos, como por ejemplo 12/5 que es 2.4 tiene un decimal, o 7/8 que es 0.875 con 3 decimales, realmente pueden ser muchos mas decimales <text:s/>el caso es que esos decimales tienen un fin, y el tercer caso de <text:span text:style-name="T1">números</text:span> racionales, el que me parece m<text:span text:style-name="T1">á</text:span>s interesante es un numero racional, que tiene infinitos decimales, pero se repiten con el tiempo, <text:span text:style-name="T1">quizá</text:span> te haya pasado alguna vez que hagas una <text:span text:style-name="T1">división</text:span> en tu calculadora y el resultado sea algo <text:span text:style-name="T1">así</text:span> como 5.333333333333 el tres realmente se repite infinitamente; otros ejemplos son 24/17 que es esta cifra</text:p>
      <text:p text:style-name="P1">1.41176470588235294117647058823529...que como puedes ver la parte que se repite es muy grande, de 16 decimales pero se repiten,y seguramente veras en libros <text:span text:style-name="T1">números</text:span> escritos con un guion sobre </text:p>
      <text:p text:style-name="P1">ellos esto indica <text:span text:style-name="T1">periodicidad</text:span>, es decir que se repiten, se escribe <text:span text:style-name="T1">así</text:span> pues para no escribir tanto, pero indica <text:span text:style-name="T5">precisamente</text:span> que esos <text:span text:style-name="T1">números</text:span> se repiten una y otra vez, ahora ¿como escribir un numero decimal <text:span text:style-name="T1">periódico</text:span> en forma de <text:span text:style-name="T1">fracción</text:span>?, tomemos un numero cualquiera por ejemplo <text:span text:style-name="T1">0</text:span>.45768 <text:span text:style-name="T1">periódico,</text:span> vemos cuantos decimales tiene antes de que se repita, y son 5 claramente, entonces es suficiente con escribirlo como 45768/99999 </text:p>
      <text:p text:style-name="P1">explicare porque en un siguiente video ya que haya explicado como funcionan las ecuaciones,</text:p>
      <text:p text:style-name="P1">no se preocupen.</text:p>
      <text:p text:style-name="P1">y por supuesto <text:span text:style-name="T1">habrá</text:span> que simplificar parece una tarea <text:span text:style-name="T1">difícil</text:span> pero en realidad no lo es, porque 9 solo es divisible entre 3 y 9, es un numero compuesto como lo vimos en la clase pasada, entonces solo falta ver</text:p>
      <text:p text:style-name="P1">si el numerador es divisible entre 3 o entre 9, para este caso es 3 y el numero racional nos <text:span text:style-name="T1">quedaría</text:span> como 15256/33333, y listo ese es nuestro numero racional. <text:span text:style-name="T1">Así</text:span> como hay <text:span text:style-name="T1">números</text:span> racionales hay <text:span text:style-name="T1">números</text:span> irracionales, denotados por el <text:span text:style-name="T1">símbolo</text:span> parecido a la letra Q´ <text:span text:style-name="T4">con un apostrofe</text:span>, <text:span text:style-name="T4">que se lee como Q prima,</text:span> los <text:span text:style-name="T1">números</text:span> irracionales son aquellos que tienen decimales infinitos, pero que estos no se repiten como lo hacen en los <text:span text:style-name="T1">números</text:span> racionales, un ejemplo de esto seria el famosisimo numero pi, el <text:soft-page-break/>numero pi tiene infinitos decimales y estos no siguen <text:span text:style-name="T1">ningún</text:span> orden, este concepto a pesar de que suene simplista en realidad a mi me vuelve loco, imaginate esto, si <text:span text:style-name="T1">tomáramos</text:span> cada grupo de dos <text:span text:style-name="T1">números</text:span> como un equivalente a letras de nuestro abecedario, en <text:span text:style-name="T1">algún</text:span> lugar del numero pi, <text:span text:style-name="T1">estaría</text:span> escrito tu nombre, con todo y apellidos, tu <text:span text:style-name="T1">dirección</text:span>, un mensaje, un libro entero, los secretos del universo, todo cabe dentro de pi, pi es infinito, te dejo un enlace, de una pagina para que busques patrones de <text:span text:style-name="T1">números</text:span> en los primeros <text:span text:style-name="T4">2 billones de</text:span> <text:span text:style-name="T1">dígitos</text:span> de pi, porque recuerden que pi es infinito, intenta buscar por ejemplo, tu fecha de cumpleaños, <text:span text:style-name="T1">quizá</text:span> <text:span text:style-name="T4">el número de tu casa</text:span>, y te des una idea de lo maravillosos que es este número.</text:p>
      <text:p text:style-name="P1">Por ultimo el conjunto al que <text:span text:style-name="T1">quería</text:span> llegar, es el conjunto de <text:span text:style-name="T1">números</text:span> reales, este es la <text:span text:style-name="T1">unión</text:span> entre los <text:span text:style-name="T1">números</text:span> racionales y los <text:span text:style-name="T1">números</text:span> irracionales, pero <text:span text:style-name="T1">quizá</text:span> no te <text:span text:style-name="T1">habías</text:span> dado cuenta que los otros conjuntos los naturales, los enteros, los primos, y todos los anteriormente mencionados, forman parte de los <text:span text:style-name="T1">números</text:span> racionales, y con esto quiero decir que los <text:span text:style-name="T1">números</text:span> reales engloban o contiene a los otros conjuntos, se denotan con un <text:span text:style-name="T1">símbolo </text:span>parecido a la letra R, y en el <text:span text:style-name="T1">están</text:span> todos los <text:span text:style-name="T1">números </text:span>positivos, negativos, con decimal, con decimales infinitos <text:span text:style-name="T1">periódicos</text:span>, y no <text:span text:style-name="T1">periódicos</text:span>, todos esos <text:span text:style-name="T1">números</text:span> son elementos de este conjunto, y este conjunto es el que usaremos la mayor parte del tiempo. <text:span text:style-name="T4">Y aquí termina esta lección, espero verte nuevamente con muchas ganas de seguir aprendiendo, hasta luego.</text:span></text:p>
      <text:p text:style-name="P1"/>
      <text:p text:style-name="P1"><text:a xlink:type="simple" xlink:href="http://www.subidiom.com/pi/pi.asp" text:style-name="Internet_20_link" text:visited-style-name="Visited_20_Internet_20_Link">http://www.subidiom.com/pi/pi.asp</text:a> </text:p>
      <text:p text:style-name="Standard"/>
      <text:p text:style-name="Standard">Notas: buscar una imagen donde se enumeren las letras del abecedari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7:35:38.302000000</meta:creation-date>
    <dc:date>2020-03-15T12:22:21.572000000</dc:date>
    <meta:editing-duration>PT34M51S</meta:editing-duration>
    <meta:editing-cycles>3</meta:editing-cycles>
    <meta:generator>LibreOffice/6.1.1.2$Windows_X86_64 LibreOffice_project/5d19a1bfa650b796764388cd8b33a5af1f5baa1b</meta:generator>
    <meta:document-statistic meta:table-count="0" meta:image-count="0" meta:object-count="0" meta:page-count="2" meta:paragraph-count="14" meta:word-count="801" meta:character-count="4670" meta:non-whitespace-character-count="3877"/>
  </office:meta>
</office:document-meta>
</file>